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26f7" officeooo:paragraph-rsid="000e26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éation et Utilisation des scripts</text:p>
      <text:p text:style-name="P1"/>
      <text:p text:style-name="P1">Le comporte des GameObjects sont controlés par les composants qui leur sont attachés.</text:p>
      <text:p text:style-name="P1"/>
      <text:p text:style-name="P1">Bien que les composants intégrés d'Unity puissent être très polyvalent,Vous pourrez allez au-delà de qu'ils pouvent fournir pour mettre en oeuvre vos propres éléments de gameplay.</text:p>
      <text:p text:style-name="P1"/>
      <text:p text:style-name="P1">Unity vous permet de créer vos propre composants en utilisant des scripts.</text:p>
      <text:p text:style-name="P1">Ceux-ci vous permettent de déclencher des événements de jeu, modifier les proprietes des composants dans le temps et répondre aux intéractions de l'utilisateur de la manière que vous aimez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1S</meta:editing-duration>
    <meta:editing-cycles>3</meta:editing-cycles>
    <meta:generator>LibreOffice/4.3.4.1$Windows_x86 LibreOffice_project/bc356b2f991740509f321d70e4512a6a54c5f243</meta:generator>
    <dc:date>2015-03-19T13:29:21.482000000</dc:date>
    <meta:document-statistic meta:table-count="0" meta:image-count="0" meta:object-count="0" meta:page-count="1" meta:paragraph-count="5" meta:word-count="85" meta:character-count="562" meta:non-whitespace-character-count="482"/>
    <meta:user-defined meta:name="Info 1"/>
    <meta:user-defined meta:name="Info 2"/>
    <meta:user-defined meta:name="Info 3"/>
    <meta:user-defined meta:name="Info 4"/>
  </office:meta>
</office:document-meta>
</file>